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5in"/>
    </style:style>
    <style:style style:name="co3" style:family="table-column">
      <style:table-column-properties fo:break-before="auto" style:column-width="5.604166666666667in"/>
    </style:style>
    <style:style style:name="co4" style:family="table-column">
      <style:table-column-properties fo:break-before="auto" style:column-width="2.6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1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Date </text:p>
          </table:table-cell>
          <table:table-cell table:style-name="ce22" office:value-type="string">
            <text:p>Report Type </text:p>
          </table:table-cell>
          <table:table-cell table:style-name="ce23" office:value-type="string">
            <text:p>Street </text:p>
          </table:table-cell>
          <table:table-cell table:style-name="ce23" office:value-type="string">
            <text:p>Zip </text:p>
          </table:table-cell>
          <table:table-cell table:style-name="ce23" office:value-type="string">
            <text:p>Area </text:p>
          </table:table-cell>
          <table:table-cell table:style-name="ce23" office:value-type="string">
            <text:p>ED </text:p>
          </table:table-cell>
          <table:table-cell table:style-name="ce23" office:value-type="string">
            <text:p>N#</text:p>
          </table:table-cell>
        </table:table-row>
        <table:table-row table:style-name="ro2">
          <table:table-cell table:style-name="ce24" office:value-type="date" office:date-value="2004-08-29T00:00:00">
            <text:p>8/2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ALLARD &amp; MOOREHOUS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15T00:00:00">
            <text:p>1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3-03T00:00:00">
            <text:p>3/3/2004</text:p>
          </table:table-cell>
          <table:table-cell table:style-name="ce21" office:value-type="string">
            <text:p>DAMAGE PROPERTY, BUSINESS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3-10T00:00:00">
            <text:p>3/10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3-10T00:00:00">
            <text:p>3/1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05T00:00:00">
            <text:p>5/5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13T00:00:00">
            <text:p>5/13/2004</text:p>
          </table:table-cell>
          <table:table-cell table:style-name="ce21" office:value-type="string">
            <text:p>BOMB THREATS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07T00:00:00">
            <text:p>6/7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26T00:00:00">
            <text:p>6/26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30T00:00:00">
            <text:p>6/3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20T00:00:00">
            <text:p>7/20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20T00:00:00">
            <text:p>7/20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04T00:00:00">
            <text:p>6/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ALLARD STREET &amp; LAFAYETTE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03T00:00:00">
            <text:p>1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29T00:00:00">
            <text:p>1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03T00:00:00">
            <text:p>3/3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22T00:00:00">
            <text:p>3/22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26T00:00:00">
            <text:p>3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04T00:00:00">
            <text:p>4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18T00:00:00">
            <text:p>4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22T00:00:00">
            <text:p>4/2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22T00:00:00">
            <text:p>4/22/2004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BAPTIST ROAD 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02T00:00:00">
            <text:p>5/2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07T00:00:00">
            <text:p>7/7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20T00:00:00">
            <text:p>7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8T00:00:00">
            <text:p>8/1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2-14T00:00:00">
            <text:p>12/14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2-14T00:00:00">
            <text:p>12/1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2-14T00:00:00">
            <text:p>12/14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APTIST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19T00:00:00">
            <text:p>1/19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1-25T00:00:00">
            <text:p>1/2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01T00:00:00">
            <text:p>2/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03T00:00:00">
            <text:p>2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12T00:00:00">
            <text:p>2/12/2004</text:p>
          </table:table-cell>
          <table:table-cell table:style-name="ce21" office:value-type="string">
            <text:p>ASSAULT &amp; BATTERY -POLICE OFCR OR FIREFIGHTER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12T00:00:00">
            <text:p>2/12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19T00:00:00">
            <text:p>2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3-13T00:00:00">
            <text:p>3/13/2004</text:p>
          </table:table-cell>
          <table:table-cell table:style-name="ce21" office:value-type="string">
            <text:p>OVERDOS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3-25T00:00:00">
            <text:p>3/2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4-09T00:00:00">
            <text:p>4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5-24T00:00:00">
            <text:p>5/2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6-11T00:00:00">
            <text:p>6/1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7-03T00:00:00">
            <text:p>7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7-03T00:00:00">
            <text:p>7/3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7-03T00:00:00">
            <text:p>7/3/2004</text:p>
          </table:table-cell>
          <table:table-cell table:style-name="ce21" office:value-type="string">
            <text:p>TOBACCO PRODUCTS - POSSESSION OF PRODUCT BY PERSONS UNDERAG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7-12T00:00:00">
            <text:p>7/1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7-12T00:00:00">
            <text:p>7/12/2004</text:p>
          </table:table-cell>
          <table:table-cell table:style-name="ce21" office:value-type="string">
            <text:p>SHOOT OR THROW MISSILES AT OCCUPIED VEHICLES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7-12T00:00:00">
            <text:p>7/12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7-12T00:00:00">
            <text:p>7/12/2004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7-19T00:00:00">
            <text:p>7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8-19T00:00:00">
            <text:p>8/1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0-11T00:00:00">
            <text:p>10/11/2015</text:p>
          </table:table-cell>
          <table:table-cell table:style-name="ce21" office:value-type="string">
            <text:p>ROBBERY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0-17T00:00:00">
            <text:p>10/17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0-17T00:00:00">
            <text:p>10/17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0-23T00:00:00">
            <text:p>10/23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0-31T00:00:00">
            <text:p>10/31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0-31T00:00:00">
            <text:p>10/3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1-23T00:00:00">
            <text:p>11/23/2015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05T00:00:00">
            <text:p>12/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05T00:00:00">
            <text:p>12/5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08T00:00:00">
            <text:p>12/8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10T00:00:00">
            <text:p>12/10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14T00:00:00">
            <text:p>12/14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14T00:00:00">
            <text:p>12/14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17T00:00:00">
            <text:p>12/17/2015</text:p>
          </table:table-cell>
          <table:table-cell table:style-name="ce21" office:value-type="string">
            <text:p>PEEPING INTO OCCUPIED DWELLING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25T00:00:00">
            <text:p>12/2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28T00:00:00">
            <text:p>12/28/2015</text:p>
          </table:table-cell>
          <table:table-cell table:style-name="ce21" office:value-type="string">
            <text:p>ARSON </text:p>
          </table:table-cell>
          <table:table-cell table:style-name="ce22" office:value-type="string">
            <text:p>BARHAM BLVD 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28T00:00:00">
            <text:p>12/28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28T00:00:00">
            <text:p>12/28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28T00:00:00">
            <text:p>12/28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BARHAM BLV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8-25T00:00:00">
            <text:p>8/25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ARHAM BLVD &amp; 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8-26T00:00:00">
            <text:p>8/26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BARHAM BLVD &amp; 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1-14T00:00:00">
            <text:p>1/14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BOUNDAR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31T00:00:00">
            <text:p>1/31/2004</text:p>
          </table:table-cell>
          <table:table-cell table:style-name="ce21" office:value-type="string">
            <text:p>PROSTITUTION </text:p>
          </table:table-cell>
          <table:table-cell table:style-name="ce21" office:value-type="string">
            <text:p>BOUNDAR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3T00:00:00">
            <text:p>8/13/2004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BRIGHTWOOD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4" office:value-type="date" office:date-value="2004-08-13T00:00:00">
            <text:p>8/13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BRIGHTWOOD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4" office:value-type="date" office:date-value="2004-08-14T00:00:00">
            <text:p>8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GHTWOOD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4" office:value-type="date" office:date-value="2004-06-02T00:00:00">
            <text:p>6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BRIGHTWOOD TERRAC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4" office:value-type="date" office:date-value="2004-07-15T00:00:00">
            <text:p>7/15/2004</text:p>
          </table:table-cell>
          <table:table-cell table:style-name="ce21" office:value-type="string">
            <text:p>SEXUAL BATTERY </text:p>
          </table:table-cell>
          <table:table-cell table:style-name="ce21" office:value-type="string">
            <text:p>BRIGHTWOOD TERRAC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4" office:value-type="date" office:date-value="2015-11-09T00:00:00">
            <text:p>11/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BRIGHTWOOD TERRAC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8">
            <text:p>258</text:p>
          </table:table-cell>
        </table:table-row>
        <table:table-row table:style-name="ro2">
          <table:table-cell table:style-name="ce24" office:value-type="date" office:date-value="2004-02-13T00:00:00">
            <text:p>2/13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CABO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4" office:value-type="date" office:date-value="2004-02-20T00:00:00">
            <text:p>2/2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CABO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4" office:value-type="date" office:date-value="2004-08-20T00:00:00">
            <text:p>8/20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CABO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4" office:value-type="date" office:date-value="2004-01-02T00:00:00">
            <text:p>1/2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CANN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4" office:value-type="date" office:date-value="2004-01-22T00:00:00">
            <text:p>1/22/2004</text:p>
          </table:table-cell>
          <table:table-cell table:style-name="ce21" office:value-type="string">
            <text:p>ATTEMPT TO COMMIT MISDEMEANOR </text:p>
          </table:table-cell>
          <table:table-cell table:style-name="ce21" office:value-type="string">
            <text:p>CANN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4" office:value-type="date" office:date-value="2004-02-01T00:00:00">
            <text:p>2/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NN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4" office:value-type="date" office:date-value="2004-02-01T00:00:00">
            <text:p>2/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ANN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4" office:value-type="date" office:date-value="2004-04-04T00:00:00">
            <text:p>4/4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CANN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4" office:value-type="date" office:date-value="2004-04-04T00:00:00">
            <text:p>4/4/2004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CANN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4" office:value-type="date" office:date-value="2004-05-11T00:00:00">
            <text:p>5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ANNON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4" office:value-type="date" office:date-value="2004-01-05T00:00:00">
            <text:p>1/5/2004</text:p>
          </table:table-cell>
          <table:table-cell table:style-name="ce21" office:value-type="string">
            <text:p>ABDUCTION &amp; KIDNAPPING </text:p>
          </table:table-cell>
          <table:table-cell table:style-name="ce21" office:value-type="string">
            <text:p>CHANDLER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05T00:00:00">
            <text:p>1/5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CHANDLER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05T00:00:00">
            <text:p>1/5/2004</text:p>
          </table:table-cell>
          <table:table-cell table:style-name="ce21" office:value-type="string">
            <text:p>USE OR DISPLAY FIREARM IN COMMISSION OF FELONY </text:p>
          </table:table-cell>
          <table:table-cell table:style-name="ce21" office:value-type="string">
            <text:p>CHANDLER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1-20T00:00:00">
            <text:p>11/20/2015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CHANDLER LANE 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13T00:00:00">
            <text:p>5/13/2004</text:p>
          </table:table-cell>
          <table:table-cell table:style-name="ce21" office:value-type="string">
            <text:p>RUNAWAY/MP JUVENILE </text:p>
          </table:table-cell>
          <table:table-cell table:style-name="ce21" office:value-type="string">
            <text:p>CHURC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19T00:00:00">
            <text:p>5/1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HURC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1-30T00:00:00">
            <text:p>11/30/2015</text:p>
          </table:table-cell>
          <table:table-cell table:style-name="ce21" office:value-type="string">
            <text:p>OBSCENE/THREATENING PHONE CALL </text:p>
          </table:table-cell>
          <table:table-cell table:style-name="ce21" office:value-type="string">
            <text:p>CHURC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29T00:00:00">
            <text:p>3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HURCH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31T00:00:00">
            <text:p>8/31/2004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CHURCH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30T00:00:00">
            <text:p>5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BURN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4" office:value-type="date" office:date-value="2015-12-31T00:00:00">
            <text:p>12/31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OBURN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5">
            <text:p>35</text:p>
          </table:table-cell>
        </table:table-row>
        <table:table-row table:style-name="ro2">
          <table:table-cell table:style-name="ce24" office:value-type="date" office:date-value="2004-02-13T00:00:00">
            <text:p>2/1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2-22T00:00:00">
            <text:p>2/22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2-22T00:00:00">
            <text:p>2/22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2-22T00:00:00">
            <text:p>2/22/2004</text:p>
          </table:table-cell>
          <table:table-cell table:style-name="ce21" office:value-type="string">
            <text:p>THROWING OBJECT AT MOVING VEHICLE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17T00:00:00">
            <text:p>7/17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19T00:00:00">
            <text:p>8/19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&amp; BALLAR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08T00:00:00">
            <text:p>8/8/2004</text:p>
          </table:table-cell>
          <table:table-cell table:style-name="ce21" office:value-type="string">
            <text:p>ELUDING POLICE </text:p>
          </table:table-cell>
          <table:table-cell table:style-name="ce21" office:value-type="string">
            <text:p>COOK ROAD &amp; GEORGE WASHINGTON M 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08T00:00:00">
            <text:p>8/8/2004</text:p>
          </table:table-cell>
          <table:table-cell table:style-name="ce21" office:value-type="string">
            <text:p>RECEIVING STOLEN GOODS </text:p>
          </table:table-cell>
          <table:table-cell table:style-name="ce21" office:value-type="string">
            <text:p>COOK ROAD &amp; GEORGE WASHINGTON M 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08T00:00:00">
            <text:p>8/8/2004</text:p>
          </table:table-cell>
          <table:table-cell table:style-name="ce21" office:value-type="string">
            <text:p>RECKLESS - GENERAL </text:p>
          </table:table-cell>
          <table:table-cell table:style-name="ce21" office:value-type="string">
            <text:p>COOK ROAD &amp; GEORGE WASHINGTON M 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08T00:00:00">
            <text:p>8/8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COOK ROAD &amp; GEORGE WASHINGTON M 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3-28T00:00:00">
            <text:p>3/2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AND FALCON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25T00:00:00">
            <text:p>7/2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COOK ROAD AND FALCON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10T00:00:00">
            <text:p>8/1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OK ROAD, BLOCK OF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10T00:00:00">
            <text:p>8/10/2004</text:p>
          </table:table-cell>
          <table:table-cell table:style-name="ce21" office:value-type="string">
            <text:p>IMPERSONATING LAW ENFORCEMENT OFFICER </text:p>
          </table:table-cell>
          <table:table-cell table:style-name="ce21" office:value-type="string">
            <text:p>COOK ROAD, BLOCK OF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10T00:00:00">
            <text:p>8/10/2004</text:p>
          </table:table-cell>
          <table:table-cell table:style-name="ce21" office:value-type="string">
            <text:p>ROBBERY </text:p>
          </table:table-cell>
          <table:table-cell table:style-name="ce22" office:value-type="string">
            <text:p>COOK ROAD, BLOCK OF 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09T00:00:00">
            <text:p>7/9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COOK ROAD, GARAGE AP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09T00:00:00">
            <text:p>7/9/2004</text:p>
          </table:table-cell>
          <table:table-cell table:style-name="ce21" office:value-type="string">
            <text:p>ROBBERY </text:p>
          </table:table-cell>
          <table:table-cell table:style-name="ce22" office:value-type="string">
            <text:p>COOK ROAD, GARAGE APT 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4-04T00:00:00">
            <text:p>4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COOK ROAD, YORK CO. SCHOOL BUS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4-04T00:00:00">
            <text:p>4/4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OOK ROAD, YORK CO. SCHOOL BUS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4-04T00:00:00">
            <text:p>4/4/2004</text:p>
          </table:table-cell>
          <table:table-cell table:style-name="ce21" office:value-type="string">
            <text:p>TRESPASS ON CHURCH OR SCHOOL PROPERTY </text:p>
          </table:table-cell>
          <table:table-cell table:style-name="ce21" office:value-type="string">
            <text:p>COOK ROAD, YORK CO. SCHOOL BUS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06T00:00:00">
            <text:p>1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COOL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4" office:value-type="date" office:date-value="2004-04-26T00:00:00">
            <text:p>4/2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COOL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4" office:value-type="date" office:date-value="2004-05-30T00:00:00">
            <text:p>5/30/2004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COOL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4" office:value-type="date" office:date-value="2015-10-28T00:00:00">
            <text:p>10/28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CORNWALLIS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4-01-02T00:00:00">
            <text:p>1/2/2004</text:p>
          </table:table-cell>
          <table:table-cell table:style-name="ce21" office:value-type="string">
            <text:p>CURFEW VIOLATION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6-01T00:00:00">
            <text:p>6/1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3T00:00:00">
            <text:p>8/13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3T00:00:00">
            <text:p>8/13/2004</text:p>
          </table:table-cell>
          <table:table-cell table:style-name="ce21" office:value-type="string">
            <text:p>RECOVERED VEHICLE-STOLEN OTHER JURISDICTION </text:p>
          </table:table-cell>
          <table:table-cell table:style-name="ce21" office:value-type="string">
            <text:p>CRAWFORD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15T00:00:00">
            <text:p>4/15/2004</text:p>
          </table:table-cell>
          <table:table-cell table:style-name="ce21" office:value-type="string">
            <text:p>CRUELTY TO ANIMALS </text:p>
          </table:table-cell>
          <table:table-cell table:style-name="ce21" office:value-type="string">
            <text:p>CRAWFORD ROAD AND TOUR OVER PASS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18T00:00:00">
            <text:p>3/18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FALCON RD/ WOODED AREA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36">
            <text:p>136</text:p>
          </table:table-cell>
        </table:table-row>
        <table:table-row table:style-name="ro2">
          <table:table-cell table:style-name="ce24" office:value-type="date" office:date-value="2004-06-15T00:00:00">
            <text:p>6/15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OOSELY &amp; LEIGH R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15T00:00:00">
            <text:p>6/15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GOOSELY &amp; LEIGH R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22T00:00:00">
            <text:p>6/22/2004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GOOSELY &amp; LEIGH R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24T00:00:00">
            <text:p>6/24/2004</text:p>
          </table:table-cell>
          <table:table-cell table:style-name="ce21" office:value-type="string">
            <text:p>MANUF, SALE, POSS CONTROL SUBST -SCHED III,IV,V </text:p>
          </table:table-cell>
          <table:table-cell table:style-name="ce21" office:value-type="string">
            <text:p>GOOSELY &amp; LEIGH R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3-19T00:00:00">
            <text:p>3/1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30T00:00:00">
            <text:p>6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20T00:00:00">
            <text:p>8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0-26T00:00:00">
            <text:p>10/26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25T00:00:00">
            <text:p>12/25/2015</text:p>
          </table:table-cell>
          <table:table-cell table:style-name="ce21" office:value-type="string">
            <text:p>DISCHARGE FIREARM IN PUBLIC PLACE </text:p>
          </table:table-cell>
          <table:table-cell table:style-name="ce21" office:value-type="string">
            <text:p>GOOSLEY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2-21T00:00:00">
            <text:p>2/2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GOOSLEY ROAD &amp; 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18T00:00:00">
            <text:p>7/18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GOOSLEY ROAD &amp; 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18T00:00:00">
            <text:p>7/18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GOOSLEY ROAD &amp; 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10T00:00:00">
            <text:p>12/10/2015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GOOSLEY ROAD &amp; 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10T00:00:00">
            <text:p>12/10/2015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GOOSLEY ROAD &amp; 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10T00:00:00">
            <text:p>12/10/2015</text:p>
          </table:table-cell>
          <table:table-cell table:style-name="ce21" office:value-type="string">
            <text:p>ELUDING POLICE -ENDANGER PERSONS OR POLICE CAR </text:p>
          </table:table-cell>
          <table:table-cell table:style-name="ce21" office:value-type="string">
            <text:p>GOOSLEY ROAD &amp; 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10T00:00:00">
            <text:p>12/10/2015</text:p>
          </table:table-cell>
          <table:table-cell table:style-name="ce21" office:value-type="string">
            <text:p>NO DRIVERS LICENSE </text:p>
          </table:table-cell>
          <table:table-cell table:style-name="ce21" office:value-type="string">
            <text:p>GOOSLEY ROAD &amp; 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23T00:00:00">
            <text:p>1/2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1-25T00:00:00">
            <text:p>1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1-29T00:00:00">
            <text:p>1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2-08T00:00:00">
            <text:p>2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2-10T00:00:00">
            <text:p>2/1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2-12T00:00:00">
            <text:p>2/12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2-23T00:00:00">
            <text:p>2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2-23T00:00:00">
            <text:p>2/23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3-06T00:00:00">
            <text:p>3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3-11T00:00:00">
            <text:p>3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4-04T00:00:00">
            <text:p>4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5-17T00:00:00">
            <text:p>5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8-18T00:00:00">
            <text:p>8/18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8-18T00:00:00">
            <text:p>8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15-10-04T00:00:00">
            <text:p>10/4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15-10-04T00:00:00">
            <text:p>10/4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15-10-09T00:00:00">
            <text:p>10/9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15-10-24T00:00:00">
            <text:p>10/24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LEIGH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7-18T00:00:00">
            <text:p>7/18/2004</text:p>
          </table:table-cell>
          <table:table-cell table:style-name="ce21" office:value-type="string">
            <text:p>THREATEN BODILY HARM </text:p>
          </table:table-cell>
          <table:table-cell table:style-name="ce21" office:value-type="string">
            <text:p>MAGNOLIA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4" office:value-type="date" office:date-value="2004-03-14T00:00:00">
            <text:p>3/14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AGNOLIA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4" office:value-type="date" office:date-value="2004-08-10T00:00:00">
            <text:p>8/10/2004</text:p>
          </table:table-cell>
          <table:table-cell table:style-name="ce21" office:value-type="string">
            <text:p>MISSING PERSON </text:p>
          </table:table-cell>
          <table:table-cell table:style-name="ce21" office:value-type="string">
            <text:p>MAGNOLIA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4" office:value-type="date" office:date-value="2004-02-15T00:00:00">
            <text:p>2/15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MAIN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4-17T00:00:00">
            <text:p>4/1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MAIN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1-02T00:00:00">
            <text:p>11/2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AIN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16T00:00:00">
            <text:p>7/16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MAPLE AVENU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16T00:00:00">
            <text:p>7/16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MAPLE AVENU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09T00:00:00">
            <text:p>1/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10T00:00:00">
            <text:p>5/10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16T00:00:00">
            <text:p>5/1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5T00:00:00">
            <text:p>8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5T00:00:00">
            <text:p>8/15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5T00:00:00">
            <text:p>8/15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MAPL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9T00:00:00">
            <text:p>8/19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MATOKA TURN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5">
            <text:p>255</text:p>
          </table:table-cell>
        </table:table-row>
        <table:table-row table:style-name="ro2">
          <table:table-cell table:style-name="ce24" office:value-type="date" office:date-value="2004-02-05T00:00:00">
            <text:p>2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 HOUS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4-03-11T00:00:00">
            <text:p>3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MOOREHOUS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4-06-25T00:00:00">
            <text:p>6/25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MOOREHOUSE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0">
            <text:p>200</text:p>
          </table:table-cell>
        </table:table-row>
        <table:table-row table:style-name="ro2">
          <table:table-cell table:style-name="ce24" office:value-type="date" office:date-value="2004-03-18T00:00:00">
            <text:p>3/1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MUSE LAN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02T00:00:00">
            <text:p>1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14T00:00:00">
            <text:p>1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14T00:00:00">
            <text:p>1/1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2-02T00:00:00">
            <text:p>2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2-23T00:00:00">
            <text:p>2/23/2004</text:p>
          </table:table-cell>
          <table:table-cell table:style-name="ce21" office:value-type="string">
            <text:p>RECKLESS DRIVING - PASSING A STOPPED SCHOOL BUS [CLASS 1 MIS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2-28T00:00:00">
            <text:p>2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01T00:00:00">
            <text:p>3/1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05T00:00:00">
            <text:p>3/5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05T00:00:00">
            <text:p>3/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06T00:00:00">
            <text:p>3/6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06T00:00:00">
            <text:p>3/6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10T00:00:00">
            <text:p>3/10/2004</text:p>
          </table:table-cell>
          <table:table-cell table:style-name="ce21" office:value-type="string">
            <text:p>CONTRIBUTING TO THE DELINQUENCY OF A MINOR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10T00:00:00">
            <text:p>3/10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14T00:00:00">
            <text:p>3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18T00:00:00">
            <text:p>3/1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19T00:00:00">
            <text:p>3/1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22T00:00:00">
            <text:p>3/22/2004</text:p>
          </table:table-cell>
          <table:table-cell table:style-name="ce21" office:value-type="string">
            <text:p>STALKING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26T00:00:00">
            <text:p>3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30T00:00:00">
            <text:p>3/30/2004</text:p>
          </table:table-cell>
          <table:table-cell table:style-name="ce21" office:value-type="string">
            <text:p>COUNTERFEITING/FORGERY, ALL OTHERS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04T00:00:00">
            <text:p>4/4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07T00:00:00">
            <text:p>4/7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20T00:00:00">
            <text:p>4/2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25T00:00:00">
            <text:p>4/2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28T00:00:00">
            <text:p>4/2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03T00:00:00">
            <text:p>5/3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04T00:00:00">
            <text:p>5/4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04T00:00:00">
            <text:p>5/4/2004</text:p>
          </table:table-cell>
          <table:table-cell table:style-name="ce21" office:value-type="string">
            <text:p>CARRYING CONCEALED WEAPON -1ST OFFENS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04T00:00:00">
            <text:p>5/4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04T00:00:00">
            <text:p>5/4/2004</text:p>
          </table:table-cell>
          <table:table-cell table:style-name="ce21" office:value-type="string">
            <text:p>POSSESSION OF CONTROLLED SUBSTANCES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13T00:00:00">
            <text:p>5/13/2004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29T00:00:00">
            <text:p>5/2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6-06T00:00:00">
            <text:p>6/6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6-30T00:00:00">
            <text:p>6/3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08T00:00:00">
            <text:p>7/8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10T00:00:00">
            <text:p>7/1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10T00:00:00">
            <text:p>7/10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10T00:00:00">
            <text:p>7/10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10T00:00:00">
            <text:p>7/10/2004</text:p>
          </table:table-cell>
          <table:table-cell table:style-name="ce21" office:value-type="string">
            <text:p>OBSTRUCTING JUSTI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13T00:00:00">
            <text:p>7/13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14T00:00:00">
            <text:p>7/14/2004</text:p>
          </table:table-cell>
          <table:table-cell table:style-name="ce21" office:value-type="string">
            <text:p>MOTOR VEHICLE THEFT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17T00:00:00">
            <text:p>7/17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20T00:00:00">
            <text:p>7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25T00:00:00">
            <text:p>7/25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30T00:00:00">
            <text:p>7/3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30T00:00:00">
            <text:p>7/30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7-31T00:00:00">
            <text:p>7/31/2004</text:p>
          </table:table-cell>
          <table:table-cell table:style-name="ce21" office:value-type="string">
            <text:p>LARCENY,FROM MOTOR VEHIC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02T00:00:00">
            <text:p>8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1T00:00:00">
            <text:p>8/11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1T00:00:00">
            <text:p>8/11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4T00:00:00">
            <text:p>8/14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18T00:00:00">
            <text:p>8/18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20T00:00:00">
            <text:p>8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20T00:00:00">
            <text:p>8/2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24T00:00:00">
            <text:p>8/24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0-10T00:00:00">
            <text:p>10/10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0-21T00:00:00">
            <text:p>10/21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0-21T00:00:00">
            <text:p>10/21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0-21T00:00:00">
            <text:p>10/21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0-28T00:00:00">
            <text:p>10/28/2015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OLD WILLIAMSBURG ROAD 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1-07T00:00:00">
            <text:p>11/7/2015</text:p>
          </table:table-cell>
          <table:table-cell table:style-name="ce21" office:value-type="string">
            <text:p>ABUSE AND NEGLECT OF CHILDREN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1-09T00:00:00">
            <text:p>11/9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1-14T00:00:00">
            <text:p>11/14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1-16T00:00:00">
            <text:p>11/16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1-17T00:00:00">
            <text:p>11/17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1-18T00:00:00">
            <text:p>11/18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15-12-21T00:00:00">
            <text:p>12/21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23T00:00:00">
            <text:p>5/23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LD WILLIAMSBURG ROAD &amp; BROWNS P A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23T00:00:00">
            <text:p>5/23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OLD WILLIAMSBURG ROAD &amp; BROWNS P A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5-23T00:00:00">
            <text:p>5/23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OLD WILLIAMSBURG ROAD &amp; BROWNS P A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31T00:00:00">
            <text:p>8/3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OLD WILLIAMSBURG ROAD &amp; CRAWFOR 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8-31T00:00:00">
            <text:p>8/31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OLD WILLIAMSBURG ROAD &amp; CRAWFOR 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3-01T00:00:00">
            <text:p>3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WILLIAMSBURG ROAD/STOPLIGHT BY 23690 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2-03T00:00:00">
            <text:p>2/3/2004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2-03T00:00:00">
            <text:p>2/3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2-19T00:00:00">
            <text:p>2/1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3-11T00:00:00">
            <text:p>3/1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4-01T00:00:00">
            <text:p>4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4-04T00:00:00">
            <text:p>4/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4-21T00:00:00">
            <text:p>4/2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02T00:00:00">
            <text:p>5/2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21T00:00:00">
            <text:p>6/21/2004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31T00:00:00">
            <text:p>7/31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03T00:00:00">
            <text:p>8/3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03T00:00:00">
            <text:p>8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08T00:00:00">
            <text:p>8/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12T00:00:00">
            <text:p>8/12/2004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12T00:00:00">
            <text:p>8/12/2004</text:p>
          </table:table-cell>
          <table:table-cell table:style-name="ce21" office:value-type="string">
            <text:p>GRAFFITI ,PRIVATE PROPERTY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1-10T00:00:00">
            <text:p>11/10/2015</text:p>
          </table:table-cell>
          <table:table-cell table:style-name="ce21" office:value-type="string">
            <text:p>RUNAWAY JUVENIL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1-10T00:00:00">
            <text:p>11/10/2015</text:p>
          </table:table-cell>
          <table:table-cell table:style-name="ce21" office:value-type="string">
            <text:p>UNLAWFUL PURCHASE OR POSSESS ALCOHOLIC BEVERAGE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23T00:00:00">
            <text:p>12/23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OLD YORK HAMPTON HW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23T00:00:00">
            <text:p>1/2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OLD YORK HAMPTON HWY &amp; WORMLEY C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18T00:00:00">
            <text:p>1/18/2004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PIER PLAC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4" office:value-type="date" office:date-value="2004-05-31T00:00:00">
            <text:p>5/31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EA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31T00:00:00">
            <text:p>5/31/2004</text:p>
          </table:table-cell>
          <table:table-cell table:style-name="ce21" office:value-type="string">
            <text:p>DRIVING W/SUSPENDED OR REVOKED LICENSE </text:p>
          </table:table-cell>
          <table:table-cell table:style-name="ce21" office:value-type="string">
            <text:p>REA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31T00:00:00">
            <text:p>5/31/2004</text:p>
          </table:table-cell>
          <table:table-cell table:style-name="ce21" office:value-type="string">
            <text:p>REFUSE BLOOD/BREATH TEST </text:p>
          </table:table-cell>
          <table:table-cell table:style-name="ce21" office:value-type="string">
            <text:p>REA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07T00:00:00">
            <text:p>1/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11T00:00:00">
            <text:p>2/1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27T00:00:00">
            <text:p>2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28T00:00:00">
            <text:p>2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28T00:00:00">
            <text:p>2/2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3-14T00:00:00">
            <text:p>3/1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3-26T00:00:00">
            <text:p>3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4-03T00:00:00">
            <text:p>4/3/2004</text:p>
          </table:table-cell>
          <table:table-cell table:style-name="ce21" office:value-type="string">
            <text:p>ABDUCTION/KIDNAPPING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4-03T00:00:00">
            <text:p>4/3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6-04T00:00:00">
            <text:p>6/4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6-11T00:00:00">
            <text:p>6/11/2004</text:p>
          </table:table-cell>
          <table:table-cell table:style-name="ce21" office:value-type="string">
            <text:p>UNAUTHORIZED USE OF VEHICLE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6-18T00:00:00">
            <text:p>6/18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6-19T00:00:00">
            <text:p>6/19/2004</text:p>
          </table:table-cell>
          <table:table-cell table:style-name="ce21" office:value-type="string">
            <text:p>VIOLATE PROTECTIVE ORDERS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0-16T00:00:00">
            <text:p>10/16/2015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0-23T00:00:00">
            <text:p>10/23/2015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0-27T00:00:00">
            <text:p>10/27/2015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12T00:00:00">
            <text:p>12/12/2015</text:p>
          </table:table-cell>
          <table:table-cell table:style-name="ce21" office:value-type="string">
            <text:p>BURGLARY, RESIDENTIAL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12T00:00:00">
            <text:p>12/12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RIVERMEADE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29T00:00:00">
            <text:p>2/29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RUNNING CEDAR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4" office:value-type="date" office:date-value="2004-02-29T00:00:00">
            <text:p>2/2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RUNNING CEDAR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4" office:value-type="date" office:date-value="2004-04-20T00:00:00">
            <text:p>4/20/2004</text:p>
          </table:table-cell>
          <table:table-cell table:style-name="ce21" office:value-type="string">
            <text:p>IDENTITY FRAUD </text:p>
          </table:table-cell>
          <table:table-cell table:style-name="ce21" office:value-type="string">
            <text:p>RUNNING CEDAR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4" office:value-type="date" office:date-value="2004-05-19T00:00:00">
            <text:p>5/19/2004</text:p>
          </table:table-cell>
          <table:table-cell table:style-name="ce21" office:value-type="string">
            <text:p>CREDIT CARD FRAUD </text:p>
          </table:table-cell>
          <table:table-cell table:style-name="ce21" office:value-type="string">
            <text:p>RUNNING CEDAR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7">
            <text:p>87</text:p>
          </table:table-cell>
        </table:table-row>
        <table:table-row table:style-name="ro2">
          <table:table-cell table:style-name="ce24" office:value-type="date" office:date-value="2004-05-17T00:00:00">
            <text:p>5/17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MITH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08T00:00:00">
            <text:p>7/8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MITH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2-26T00:00:00">
            <text:p>2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ONSHINE WAY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4">
            <text:p>194</text:p>
          </table:table-cell>
        </table:table-row>
        <table:table-row table:style-name="ro2">
          <table:table-cell table:style-name="ce24" office:value-type="date" office:date-value="2004-06-20T00:00:00">
            <text:p>6/20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SPRIN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6-20T00:00:00">
            <text:p>6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SPRING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6-08T00:00:00">
            <text:p>6/8/2004</text:p>
          </table:table-cell>
          <table:table-cell table:style-name="ce21" office:value-type="string">
            <text:p>EMBEZZLEMENT &gt;=$200 </text:p>
          </table:table-cell>
          <table:table-cell table:style-name="ce21" office:value-type="string">
            <text:p>SPRING ROAD, NAVAL WEAPONS STATIO N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4-09T00:00:00">
            <text:p>4/9/2004</text:p>
          </table:table-cell>
          <table:table-cell table:style-name="ce21" office:value-type="string">
            <text:p>POSSESSION OF MARIJUANA </text:p>
          </table:table-cell>
          <table:table-cell table:style-name="ce21" office:value-type="string">
            <text:p>SURRENDER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12T00:00:00">
            <text:p>6/1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SURRENDER ROAD &amp; TOUR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1-07T00:00:00">
            <text:p>11/7/2015</text:p>
          </table:table-cell>
          <table:table-cell table:style-name="ce21" office:value-type="string">
            <text:p>DEAD ON ARRIVAL </text:p>
          </table:table-cell>
          <table:table-cell table:style-name="ce21" office:value-type="string">
            <text:p>SURRENDER ROAD &amp; TOUR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07T00:00:00">
            <text:p>1/7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SYCAMORE LANE, END OF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2-18T00:00:00">
            <text:p>2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ALIAFERRO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6-20T00:00:00">
            <text:p>6/20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OWER ROAD AND CRAWFORD ROAD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4" office:value-type="date" office:date-value="2004-01-06T00:00:00">
            <text:p>1/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1-09T00:00:00">
            <text:p>1/9/2004</text:p>
          </table:table-cell>
          <table:table-cell table:style-name="ce21" office:value-type="string">
            <text:p>ANNOYING PHONE CALLS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1-09T00:00:00">
            <text:p>1/9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1-10T00:00:00">
            <text:p>1/10/2004</text:p>
          </table:table-cell>
          <table:table-cell table:style-name="ce21" office:value-type="string">
            <text:p>TRESPASSING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1-18T00:00:00">
            <text:p>1/1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1-19T00:00:00">
            <text:p>1/19/2004</text:p>
          </table:table-cell>
          <table:table-cell table:style-name="ce21" office:value-type="string">
            <text:p>ASSAULT, SIMPLE, DOMESTIC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1-24T00:00:00">
            <text:p>1/24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6-15T00:00:00">
            <text:p>6/15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8-01T00:00:00">
            <text:p>8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8-31T00:00:00">
            <text:p>8/3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1-03T00:00:00">
            <text:p>11/3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05T00:00:00">
            <text:p>12/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15-12-05T00:00:00">
            <text:p>12/5/2015</text:p>
          </table:table-cell>
          <table:table-cell table:style-name="ce21" office:value-type="string">
            <text:p>DAMAGE PROPERTY </text:p>
          </table:table-cell>
          <table:table-cell table:style-name="ce21" office:value-type="string">
            <text:p>TOWNLEY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66">
            <text:p>166</text:p>
          </table:table-cell>
        </table:table-row>
        <table:table-row table:style-name="ro2">
          <table:table-cell table:style-name="ce24" office:value-type="date" office:date-value="2004-02-06T00:00:00">
            <text:p>2/6/2004</text:p>
          </table:table-cell>
          <table:table-cell table:style-name="ce21" office:value-type="string">
            <text:p>TAMPERING WITH AUTO </text:p>
          </table:table-cell>
          <table:table-cell table:style-name="ce21" office:value-type="string">
            <text:p>VIVIAN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5">
            <text:p>255</text:p>
          </table:table-cell>
        </table:table-row>
        <table:table-row table:style-name="ro2">
          <table:table-cell table:style-name="ce24" office:value-type="date" office:date-value="2004-04-01T00:00:00">
            <text:p>4/1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VIVIAN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55">
            <text:p>255</text:p>
          </table:table-cell>
        </table:table-row>
        <table:table-row table:style-name="ro2">
          <table:table-cell table:style-name="ce24" office:value-type="date" office:date-value="2004-04-27T00:00:00">
            <text:p>4/27/2004</text:p>
          </table:table-cell>
          <table:table-cell table:style-name="ce21" office:value-type="string">
            <text:p>ATTEMPTED SUICID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5-08T00:00:00">
            <text:p>5/8/2004</text:p>
          </table:table-cell>
          <table:table-cell table:style-name="ce21" office:value-type="string">
            <text:p>CURSING/OBSCENE LANGUAG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5-13T00:00:00">
            <text:p>5/1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6-21T00:00:00">
            <text:p>6/2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7-15T00:00:00">
            <text:p>7/1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8-13T00:00:00">
            <text:p>8/13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8-15T00:00:00">
            <text:p>8/1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8-15T00:00:00">
            <text:p>8/15/2004</text:p>
          </table:table-cell>
          <table:table-cell table:style-name="ce21" office:value-type="string">
            <text:p>DRUNK IN PUBLIC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8-18T00:00:00">
            <text:p>8/18/2004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15-10-05T00:00:00">
            <text:p>10/5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15-12-28T00:00:00">
            <text:p>12/28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LNUT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1">
            <text:p>101</text:p>
          </table:table-cell>
        </table:table-row>
        <table:table-row table:style-name="ro2">
          <table:table-cell table:style-name="ce24" office:value-type="date" office:date-value="2004-01-05T00:00:00">
            <text:p>1/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12T00:00:00">
            <text:p>1/12/2004</text:p>
          </table:table-cell>
          <table:table-cell table:style-name="ce21" office:value-type="string">
            <text:p>BURGLARY, BUSINESS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16T00:00:00">
            <text:p>1/16/2004</text:p>
          </table:table-cell>
          <table:table-cell table:style-name="ce21" office:value-type="string">
            <text:p>DEATH INVESTIGATION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20T00:00:00">
            <text:p>1/20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2-03T00:00:00">
            <text:p>2/3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4-09T00:00:00">
            <text:p>4/9/2004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4-24T00:00:00">
            <text:p>4/24/2004</text:p>
          </table:table-cell>
          <table:table-cell table:style-name="ce21" office:value-type="string">
            <text:p>FRAUD-INNKEEPER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05T00:00:00">
            <text:p>5/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05T00:00:00">
            <text:p>5/5/2004</text:p>
          </table:table-cell>
          <table:table-cell table:style-name="ce21" office:value-type="string">
            <text:p>MAIMING </text:p>
          </table:table-cell>
          <table:table-cell table:style-name="ce22" office:value-type="string">
            <text:p>WATER STREET </text:p>
          </table:table-cell>
          <table:table-cell table:style-name="ce25" office:value-type="float" office:value="23690">
            <text:p>23690</text:p>
          </table:table-cell>
          <table:table-cell table:style-name="ce25" office:value-type="float" office:value="200">
            <text:p>2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05T00:00:00">
            <text:p>5/5/2004</text:p>
          </table:table-cell>
          <table:table-cell table:style-name="ce21" office:value-type="string">
            <text:p>TAMPERING WITH VEHIC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10T00:00:00">
            <text:p>5/10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16T00:00:00">
            <text:p>5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16T00:00:00">
            <text:p>5/1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18T00:00:00">
            <text:p>5/18/2004</text:p>
          </table:table-cell>
          <table:table-cell table:style-name="ce21" office:value-type="string">
            <text:p>DRIVING UNDER THE INFLUENCE OF ALCOHOL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5-18T00:00:00">
            <text:p>5/18/2004</text:p>
          </table:table-cell>
          <table:table-cell table:style-name="ce21" office:value-type="string">
            <text:p>OPERATE MOTOR VEHICLE -HABITUAL OFFENDER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01T00:00:00">
            <text:p>6/1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01T00:00:00">
            <text:p>6/1/2004</text:p>
          </table:table-cell>
          <table:table-cell table:style-name="ce21" office:value-type="string">
            <text:p>DISORDERLY CONDUCT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6-27T00:00:00">
            <text:p>6/2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06T00:00:00">
            <text:p>7/6/2004</text:p>
          </table:table-cell>
          <table:table-cell table:style-name="ce21" office:value-type="string">
            <text:p>LOST PROPERT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25T00:00:00">
            <text:p>7/25/2004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26T00:00:00">
            <text:p>7/26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7-30T00:00:00">
            <text:p>7/30/2004</text:p>
          </table:table-cell>
          <table:table-cell table:style-name="ce21" office:value-type="string">
            <text:p>INDECENT EXPOSUR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8-02T00:00:00">
            <text:p>8/2/2004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1-12T00:00:00">
            <text:p>11/12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1-24T00:00:00">
            <text:p>11/24/2015</text:p>
          </table:table-cell>
          <table:table-cell table:style-name="ce21" office:value-type="string">
            <text:p>GRAND LARCENY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1-30T00:00:00">
            <text:p>11/30/2015</text:p>
          </table:table-cell>
          <table:table-cell table:style-name="ce21" office:value-type="string">
            <text:p>MANUF, SALE, POSSESSION CONTROLLED SUBSTANC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18T00:00:00">
            <text:p>12/18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26T00:00:00">
            <text:p>12/26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29T00:00:00">
            <text:p>12/29/2015</text:p>
          </table:table-cell>
          <table:table-cell table:style-name="ce21" office:value-type="string">
            <text:p>DAMAGE PROPERTY, PRIVATE </text:p>
          </table:table-cell>
          <table:table-cell table:style-name="ce21" office:value-type="string">
            <text:p>WATER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15-12-03T00:00:00">
            <text:p>12/3/2015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ATER STREET &amp; BALLARD STREE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48">
            <text:p>248</text:p>
          </table:table-cell>
        </table:table-row>
        <table:table-row table:style-name="ro2">
          <table:table-cell table:style-name="ce24" office:value-type="date" office:date-value="2004-01-25T00:00:00">
            <text:p>1/25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WHITT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4" office:value-type="date" office:date-value="2004-05-09T00:00:00">
            <text:p>5/9/2004</text:p>
          </table:table-cell>
          <table:table-cell table:style-name="ce21" office:value-type="string">
            <text:p>PETIT LARCENY </text:p>
          </table:table-cell>
          <table:table-cell table:style-name="ce21" office:value-type="string">
            <text:p>WHITT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4" office:value-type="date" office:date-value="2015-11-15T00:00:00">
            <text:p>11/15/2015</text:p>
          </table:table-cell>
          <table:table-cell table:style-name="ce21" office:value-type="string">
            <text:p>ASSAULT, SIMPLE </text:p>
          </table:table-cell>
          <table:table-cell table:style-name="ce21" office:value-type="string">
            <text:p>WHITT COURT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9">
            <text:p>249</text:p>
          </table:table-cell>
        </table:table-row>
        <table:table-row table:style-name="ro2">
          <table:table-cell table:style-name="ce24" office:value-type="date" office:date-value="2004-04-09T00:00:00">
            <text:p>4/9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4" office:value-type="date" office:date-value="2004-04-17T00:00:00">
            <text:p>4/17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4" office:value-type="date" office:date-value="2004-06-08T00:00:00">
            <text:p>6/8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4" office:value-type="date" office:date-value="2004-07-02T00:00:00">
            <text:p>7/2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5">
            <text:p>225</text:p>
          </table:table-cell>
        </table:table-row>
        <table:table-row table:style-name="ro2">
          <table:table-cell table:style-name="ce24" office:value-type="date" office:date-value="2004-07-20T00:00:00">
            <text:p>7/20/2004</text:p>
          </table:table-cell>
          <table:table-cell table:style-name="ce21" office:value-type="string">
            <text:p>CITIZEN REQUESTED ASSISTANCE </text:p>
          </table:table-cell>
          <table:table-cell table:style-name="ce21" office:value-type="string">
            <text:p>YORK DRIVE </text:p>
          </table:table-cell>
          <table:table-cell table:style-name="ce21" office:value-type="float" office:value="23690">
            <text:p>23690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25">
            <text:p>2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date-style style:name="N14">
      <number:month/>
      <number:text>/</number:text>
      <number:day/>
      <number:text>/</number:text>
      <number:year number:style="long"/>
    </number:dat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